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06440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06440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06440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06440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06440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06440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06440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06440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06440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06440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06440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06440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06440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06440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06440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06440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06440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Carlos Daniel  Weki Ferrer 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0/10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166497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Carlos Ernesto Weki Hernánd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470402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48.43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9" meta:character-count="1175" meta:non-whitespace-character-count="1005"/>
    <meta:template xlink:type="simple" xlink:actuate="onRequest" xlink:title="Normal" xlink:href=""/>
  </office:meta>
</office:document-meta>
</file>